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b0b8" officeooo:paragraph-rsid="0004b0b8"/>
    </style:style>
    <style:style style:name="P2" style:family="paragraph" style:parent-style-name="Text_20_body">
      <style:text-properties officeooo:paragraph-rsid="0004b0b8"/>
    </style:style>
    <style:style style:name="P3" style:family="paragraph" style:parent-style-name="Text_20_body">
      <style:text-properties fo:font-weight="bold" officeooo:paragraph-rsid="0004b0b8" style:font-weight-asian="bold" style:font-weight-complex="bold"/>
    </style:style>
    <style:style style:name="P4" style:family="paragraph" style:parent-style-name="Text_20_body">
      <style:text-properties fo:font-weight="bold" officeooo:rsid="0005448c" officeooo:paragraph-rsid="0005448c" style:font-weight-asian="bold" style:font-weight-complex="bold"/>
    </style:style>
    <style:style style:name="P5" style:family="paragraph" style:parent-style-name="Text_20_body">
      <style:text-properties fo:font-weight="bold" officeooo:paragraph-rsid="0005448c" style:font-weight-asian="bold" style:font-weight-complex="bold"/>
    </style:style>
    <style:style style:name="P6" style:family="paragraph" style:parent-style-name="Text_20_body">
      <style:text-properties officeooo:paragraph-rsid="000544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448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448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TP :VLAN Trunking Protocol</text:p>
      <text:p text:style-name="P1"/>
      <text:p text:style-name="P2"><text:span text:style-name="T3">Switch&gt;</text:span><text:span text:style-name="T1">show vtp status</text:span></text:p>
      <text:p text:style-name="P3">SERVER</text:p>
      <text:p text:style-name="P2"><text:span text:style-name="T3">Switch(config)#</text:span><text:span text:style-name="T1">vtp domain scuola</text:span></text:p>
      <text:p text:style-name="P3">CLIENT</text:p>
      <text:p text:style-name="P2"><text:span text:style-name="T3">Switch(config)#</text:span><text:span text:style-name="T1">vtp domain scuola</text:span></text:p>
      <text:p text:style-name="P2"><text:span text:style-name="T3">Switch(config)#</text:span><text:span text:style-name="T1">vtp mode client</text:span></text:p>
      <text:p text:style-name="P3"/>
      <text:p text:style-name="P4">TRASPARENT</text:p>
      <text:p text:style-name="P6"><text:span text:style-name="T3">Switch(config)#</text:span>vtp domain scuola</text:p>
      <text:p text:style-name="P6"><text:span text:style-name="T3">Switch(config)#</text:span><text:span text:style-name="T1">vtp mode </text:span><text:span text:style-name="T2">trasparentCLIENT</text:span></text:p>
      <text:p text:style-name="P6"><text:span text:style-name="T3"/></text:p>
      <text:p text:style-name="P5"><text:span text:style-name="T3">CLIENT</text:span></text:p>
      <text:p text:style-name="P6"><text:span text:style-name="T3">Switch(config)#</text:span><text:span text:style-name="T1">vtp domain scuola</text:span></text:p>
      <text:p text:style-name="P6"><text:span text:style-name="T4">Switch(config)#</text:span><text:span text:style-name="T2">vtp mode client</text:span></text:p>
      <text:p text:style-name="P6"><text:span text:style-name="T2"/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ile_20_di_20_disegno_20_predefinito" style:display-name="Stile di disegno predefinit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ggetto_20_senza_20_riempimento" style:display-name="Oggetto senza riempimento" style:family="paragraph" style:parent-style-name="Stile_20_di_20_disegno_20_predefinit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Stile_20_di_20_disegno_20_predefinit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olo_20_A4" style:display-name="Titolo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Intestazione_20_A4" style:display-name="Intestazion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sto_20_A4" style:display-name="Tes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olo_20_A0" style:display-name="Titolo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Intestazione_20_A0" style:display-name="Intestazion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sto_20_A0" style:display-name="Tes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magin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" style:family="paragraph" style:parent-style-name="Immagin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ieno" style:family="paragraph" style:parent-style-name="Form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Blu_20_pieno" style:display-name="Blu pieno" style:family="paragraph" style:parent-style-name="Pien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Verde_20_pieno" style:display-name="Verde pieno" style:family="paragraph" style:parent-style-name="Pien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osso_20_pieno" style:display-name="Rosso pieno" style:family="paragraph" style:parent-style-name="Pien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Giallo_20_pieno" style:display-name="Giallo pieno" style:family="paragraph" style:parent-style-name="Pien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ato" style:family="paragraph" style:parent-style-name="Form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ato_20_in_20_blu" style:display-name="Contornato in blu" style:family="paragraph" style:parent-style-name="Contornat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ato_20_in_20_verde" style:display-name="Contornato in verde" style:family="paragraph" style:parent-style-name="Contornat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ato_20_in_20_rosso" style:display-name="Contornato in rosso" style:family="paragraph" style:parent-style-name="Contornat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ato_20_in_20_giallo" style:display-name="Contornato in giallo" style:family="paragraph" style:parent-style-name="Contornat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e" style:family="paragraph" style:parent-style-name="Immagine">
      <style:text-properties style:font-name="Liberation Sans" fo:font-family="'Liberation Sans'" style:font-family-generic="roman" style:font-pitch="variable" fo:font-size="18pt" style:font-size-asian="18pt"/>
    </style:style>
    <style:style style:name="Linea_20_a_20_freccia" style:display-name="Linea a freccia" style:family="paragraph" style:parent-style-name="Linee">
      <style:text-properties style:font-name="Liberation Sans" fo:font-family="'Liberation Sans'" style:font-family-generic="roman" style:font-pitch="variable" fo:font-size="18pt" style:font-size-asian="18pt"/>
    </style:style>
    <style:style style:name="Linea_20_tratteggiata" style:display-name="Linea tratteggiata" style:family="paragraph" style:parent-style-name="Linee">
      <style:text-properties style:font-name="Liberation Sans" fo:font-family="'Liberation Sans'" style:font-family-generic="roman" style:font-pitch="variable" fo:font-size="18pt" style:font-size-asian="18pt"/>
    </style:style>
    <style:style style:name="Inspiration_7e_LT_7e_Gliederung_20_1" style:display-name="Inspiration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Titel" style:display-name="Inspiration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nspiration_7e_LT_7e_Hintergrund" style:display-name="Inspiration~LT~Hintergrund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ggetti_20_di_20_sfondo" style:display-name="Oggetti di sfondo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Sfondo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ruttura_20_1" style:display-name="Struttura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3" style:display-name="Struttura 3" style:family="paragraph" style:parent-style-name="Struttura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4" style:display-name="Struttura 4" style:family="paragraph" style:parent-style-name="Struttura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5" style:display-name="Struttura 5" style:family="paragraph" style:parent-style-name="Struttura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6" style:display-name="Struttura 6" style:family="paragraph" style:parent-style-name="Struttura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7" style:display-name="Struttura 7" style:family="paragraph" style:parent-style-name="Struttura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8" style:display-name="Struttura 8" style:family="paragraph" style:parent-style-name="Struttura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ruttura_20_9" style:display-name="Struttura 9" style:family="paragraph" style:parent-style-name="Struttura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ile_20_di_20_disegno_20_predefinit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ile_20_di_20_disegno_20_predefinit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7:00:44.431000000</meta:creation-date>
    <dc:date>2023-09-18T21:22:49.773000000</dc:date>
    <meta:editing-duration>PT1H33M7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3" meta:word-count="32" meta:character-count="305" meta:non-whitespace-character-count="286"/>
  </office:meta>
</office:document-meta>
</file>